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SchedulerImpl.getJob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secaseSchedulerImpl.getJobName( Usecase usecase ,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caseSchedulerImpl.getPublicationName( Usecase use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caseScheduler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Schedul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SchedulerImpl.schedule( Usecase usecase , Date da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